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TPClient2.createFileList( String base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2.listFiles( FTPFileEntryParser parser , String path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TPClient2.createFileList( FTPFileEntry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2.createFile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2.createFileList( String pathname , FTPFileEntryParser pars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TPClient2.FTPClien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TPClient2.listFiles( String path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2.list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